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ualAutoIncrementModule.getPreValue( Configuration tableConf , Configuration columnConf , Configuration modeConf , Connection conn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nualAutoIncrementModule.includeIn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nualAutoIncrementModule.getPostValue( Configuration tableConf , Configuration columnConf , Configuration modenConf , Connection conn , Statement stmt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ualAutoIncrementModule.setSelectQuery( String tableName , Configuration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ualAutoIncrementModule.includeA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nualAutoIncrementModule.getSelectQuery( String tableName , Configuration 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nualAutoIncrementModule.getSubquery( Configuration tableConf , Configuration columnConf , Configuration mod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